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4cm"/>
    </style:style>
    <style:style style:name="co21" style:family="table-column">
      <style:table-column-properties fo:break-before="auto" style:column-width="5.241cm"/>
    </style:style>
    <style:style style:name="co13" style:family="table-column">
      <style:table-column-properties fo:break-before="auto" style:column-width="6.234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0.485cm"/>
    </style:style>
    <style:style style:name="co16" style:family="table-column">
      <style:table-column-properties fo:break-before="auto" style:column-width="3.759cm"/>
    </style:style>
    <style:style style:name="co17" style:family="table-column">
      <style:table-column-properties fo:break-before="auto" style:column-width="5.332cm"/>
    </style:style>
    <style:style style:name="co18" style:family="table-column">
      <style:table-column-properties fo:break-before="auto" style:column-width="2.766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757566137566138">
            <text:p>75,76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2857142857143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0.928571428571429">
            <text:p>93%</text:p>
          </table:table-cell>
          <table:table-cell table:style-name="ce7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896666666666667">
            <text:p>90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" table:default-cell-style-name="ce1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0.928571428571429">
            <text:p>92,86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SICA FONDO_ENTREOLEA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9" table:formula="of:=IF([.E16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QUITAR PLACEHOLDERS</text:p>
          </table:table-cell>
          <table:table-cell table:style-name="ce9" table:formula="of:=IF([.E19]&lt;&gt;[.E18];1;[.D18]+1)" office:value-type="float" office:value="13">
            <text:p>1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4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896666666666667">
            <text:p>89,67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5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11"/>
        <table:table-column table:style-name="co22" table:default-cell-style-name="ce13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2857142857143">
            <text:p>99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13:0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13:07:39.67</dc:date>
    <meta:editing-duration>P3DT13H15M4S</meta:editing-duration>
    <meta:editing-cycles>189</meta:editing-cycles>
    <meta:generator>OpenOffice/4.1.14$Win32 OpenOffice.org_project/4114m1$Build-9811</meta:generator>
    <meta:document-statistic meta:table-count="8" meta:cell-count="440" meta:object-count="0"/>
  </office:meta>
</office:document-meta>
</file>